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text-properties style:font-name="Cambria" fo:language="ru" fo:country="RU"/>
    </style:style>
    <style:style style:name="P2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3" style:family="paragraph" style:parent-style-name="Text_20_body">
      <style:text-properties fo:color="#0047ff" style:font-name="Cambria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language="en" fo:country="US"/>
    </style:style>
    <style:style style:name="T3" style:family="text">
      <style:text-properties style:text-position="sub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-asian="Times New Roman3" style:font-name-complex="Times New Roman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<text:span text:style-name="T4">steamph</text:span> </text:p>
          </table:table-cell>
        </table:table-row>
        <table:table-row table:style-name="Таблица1.2">
          <table:table-cell table:style-name="Таблица1.A2" office:value-type="string">
            <text:p text:style-name="P1">Специальная функция, вычисляющая свойства <text:span text:style-name="T1">водяного пара</text:span> по <text:span text:style-name="T1">давлению</text:span> и <text:span text:style-name="T1">энтальпии</text:span>. Диапазон: давления от 0.09 до 50 МПа, температуры от 10 до 800°С.</text:p>
            <text:p text:style-name="P1">Запись функции имеет вид:</text:p>
            <text:p text:style-name="P1"><text:span text:style-name="T5">steamph</text:span>(P, <text:span text:style-name="T4">H, </text:span>flag);</text:p>
            <text:p text:style-name="P1">Например, запись</text:p>
            <text:p text:style-name="P1"><text:span text:style-name="T1">v_уд</text:span> = <text:span text:style-name="T5">steamph</text:span>(1е<text:span text:style-name="T4">5</text:span>, 15<text:span text:style-name="T4">0, </text:span>4);</text:p>
            <text:p text:style-name="P1">соответствует вычислению удельного объема водяного пара <text:span text:style-name="T1">v_уд</text:span> (<text:span text:style-name="T1">flag</text:span> равен 4) при давлении 1<text:span text:style-name="T6">·</text:span><text:span text:style-name="T4">10</text:span><text:span text:style-name="T2">5</text:span> <text:s/>Па (<text:span text:style-name="T4">0,</text:span>1 МПа) и энтальпии 15<text:span text:style-name="T4">0 </text:span>Дж/кг.</text:p>
            <text:p text:style-name="P1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яного пара</text:span>:</text:p>
            <text:p text:style-name="P1"><text:span text:style-name="T1">1</text:span> – давление;</text:p>
            <text:p text:style-name="P1"><text:span text:style-name="T1">2</text:span> – температура;</text:p>
            <text:p text:style-name="P1"><text:span text:style-name="T1">3</text:span> – энтальпия;</text:p>
            <text:p text:style-name="P1"><text:span text:style-name="T1">4</text:span> – удельный объем;</text:p>
            <text:p text:style-name="P1"><text:span text:style-name="T1">5</text:span> – число Прандтля;</text:p>
            <text:p text:style-name="P1"><text:span text:style-name="T1">6</text:span> – динамическая вязкость;</text:p>
            <text:p text:style-name="P1"><text:span text:style-name="T1">7</text:span> – коэффициент теплопроводности;</text:p>
            <text:p text:style-name="P1"><text:span text:style-name="T1">8</text:span> – энтропия;</text:p>
            <text:p text:style-name="P1"><text:span text:style-name="T1">9</text:span> – удельная теплоёмкость Cp;</text:p>
            <text:p text:style-name="P1"><text:span text:style-name="T1">10</text:span> – удельная теплоёмкость Cv;</text:p>
            <text:p text:style-name="P1"><text:span text:style-name="T1">11</text:span> – производная плотности по энтальпии при постоянном давлении (∂ρ/∂i)<text:span text:style-name="T3">P</text:span>;</text:p>
            <text:p text:style-name="P1"><text:span text:style-name="T1">12</text:span> – производная плотности по давлению при постоянном объёме (∂ρ/∂p)<text:span text:style-name="T3">V</text:span>;</text:p>
            <text:p text:style-name="P1">Входные параметры и возвращаемые значения термодинамических параметров <text:span text:style-name="T1">водяного пара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eamph</dc:title>
    <dc:date>2015-07-27T16:57:52.95</dc:date>
    <meta:generator>OpenOffice/4.1.1$Win32 OpenOffice.org_project/411m6$Build-9775</meta:generator>
    <meta:editing-duration>PT3H3M20S</meta:editing-duration>
    <meta:editing-cycles>75</meta:editing-cycles>
    <dc:creator>Долгов Андрей</dc:creator>
    <meta:document-statistic meta:table-count="1" meta:image-count="0" meta:object-count="0" meta:page-count="1" meta:paragraph-count="21" meta:word-count="152" meta:character-count="1033"/>
  </office:meta>
</office:document-meta>
</file>